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9000004C86000024D6A4AFBEDC.wm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9.8194in" table:align="margins"/>
    </style:style>
    <style:style style:name="Table1.A" style:family="table-column">
      <style:table-column-properties style:column-width="2.2424in" style:rel-column-width="2277*"/>
    </style:style>
    <style:style style:name="Table1.B" style:family="table-column">
      <style:table-column-properties style:column-width="2.9306in" style:rel-column-width="2976*"/>
    </style:style>
    <style:style style:name="Table1.C" style:family="table-column">
      <style:table-column-properties style:column-width="4.6465in" style:rel-column-width="4719*"/>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cccccc"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ontrolSummary" style:family="table">
      <style:table-properties style:width="9.8194in" table:align="margins"/>
    </style:style>
    <style:style style:name="ControlSummary.A" style:family="table-column">
      <style:table-column-properties style:column-width="4.9097in" style:rel-column-width="32767*"/>
    </style:style>
    <style:style style:name="ControlSummary.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ControlSummary.B1" style:family="table-cell">
      <style:table-cell-properties fo:background-color="#cccccc" fo:padding="0.0382in" fo:border="0.0007in solid #000000">
        <style:background-image/>
      </style:table-cell-properties>
    </style:style>
    <style:style style:name="ControlSummary.A2" style:family="table-cell">
      <style:table-cell-properties fo:padding="0.0382in" fo:border-left="0.0007in solid #000000" fo:border-right="none" fo:border-top="none" fo:border-bottom="0.0007in solid #000000"/>
    </style:style>
    <style:style style:name="ControlSummary.B2" style:family="table-cell">
      <style:table-cell-properties fo:padding="0.0382in" fo:border-left="0.0007in solid #000000" fo:border-right="0.0007in solid #000000" fo:border-top="none" fo:border-bottom="0.0007in solid #000000"/>
    </style:style>
    <style:style style:name="Table2" style:family="table">
      <style:table-properties style:width="9.8194in" table:align="margins"/>
    </style:style>
    <style:style style:name="Table2.A" style:family="table-column">
      <style:table-column-properties style:column-width="2.85in" style:rel-column-width="2894*"/>
    </style:style>
    <style:style style:name="Table2.B" style:family="table-column">
      <style:table-column-properties style:column-width="1.7146in" style:rel-column-width="1741*"/>
    </style:style>
    <style:style style:name="Table2.C" style:family="table-column">
      <style:table-column-properties style:column-width="5.2556in" style:rel-column-width="5337*"/>
    </style:style>
    <style:style style:name="Table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b3b3b3"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color="#0000ff"/>
    </style:style>
    <style:style style:name="P2" style:family="paragraph" style:parent-style-name="Standard">
      <style:text-properties fo:color="#0000ff" fo:font-size="14pt" style:font-size-asian="14pt" style:font-size-complex="14pt"/>
    </style:style>
    <style:style style:name="P3" style:family="paragraph" style:parent-style-name="Standard">
      <style:text-properties style:font-name="Courier New" fo:font-size="10.5pt" fo:font-weight="bold" style:font-size-asian="10.5pt" style:font-weight-asian="bold" style:font-size-complex="10.5pt" style:font-weight-complex="bold"/>
    </style:style>
    <style:style style:name="P4" style:family="paragraph" style:parent-style-name="Standard">
      <style:text-properties style:use-window-font-color="true"/>
    </style:style>
    <style:style style:name="P5" style:family="paragraph" style:parent-style-name="Standard">
      <style:paragraph-properties fo:background-color="#e6e6e6">
        <style:background-image/>
      </style:paragraph-properties>
      <style:text-properties style:font-name="Courier New" fo:font-weight="bold" style:font-weight-asian="bold" style:font-weight-complex="bold"/>
    </style:style>
    <style:style style:name="P6" style:family="paragraph" style:parent-style-name="Standard">
      <style:paragraph-properties fo:background-color="#e6e6e6">
        <style:background-image/>
      </style:paragraph-properties>
      <style:text-properties fo:color="#b3b3b3" style:font-name="Courier New" fo:font-weight="bold" style:font-weight-asian="bold" style:font-weight-complex="bold"/>
    </style:style>
    <style:style style:name="P7" style:family="paragraph" style:parent-style-name="Standard">
      <style:paragraph-properties fo:background-color="#e6e6e6">
        <style:background-image/>
      </style:paragraph-properties>
      <style:text-properties style:use-window-font-color="true" style:font-name="Courier New" fo:font-weight="bold" style:font-weight-asian="bold" style:font-weight-complex="bold"/>
    </style:style>
    <style:style style:name="P8" style:family="paragraph" style:parent-style-name="Standard">
      <style:paragraph-properties fo:background-color="transparent">
        <style:background-image/>
      </style:paragraph-properties>
      <style:text-properties fo:color="#b3b3b3" style:font-name="Courier New" fo:font-weight="bold" style:font-weight-asian="bold" style:font-weight-complex="bold"/>
    </style:style>
    <style:style style:name="P9" style:family="paragraph" style:parent-style-name="Standard">
      <style:paragraph-properties fo:background-color="transparent">
        <style:background-image/>
      </style:paragraph-properties>
      <style:text-properties style:use-window-font-color="true" style:font-name="Times New Roman" fo:font-weight="normal" style:font-weight-asian="normal" style:font-weight-complex="normal"/>
    </style:style>
    <style:style style:name="P10" style:family="paragraph" style:parent-style-name="Table_20_Contents">
      <style:text-properties style:font-name="Times New Roman"/>
    </style:style>
    <style:style style:name="P11" style:family="paragraph" style:parent-style-name="Table_20_Contents">
      <style:paragraph-properties fo:text-align="center" style:justify-single-word="false"/>
      <style:text-properties style:font-name="Times New Roman"/>
    </style:style>
    <style:style style:name="P12" style:family="paragraph" style:parent-style-name="Table_20_Contents">
      <style:text-properties style:font-name="Times New Roman" fo:font-size="10pt" style:font-size-asian="10pt" style:font-size-complex="10pt"/>
    </style:style>
    <style:style style:name="P13" style:family="paragraph" style:parent-style-name="Table_20_Contents">
      <style:text-properties style:font-name="Courier New"/>
    </style:style>
    <style:style style:name="P14" style:family="paragraph" style:parent-style-name="Text_20_body">
      <style:paragraph-properties fo:break-before="page"/>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text-properties fo:color="#0000ff" fo:font-size="12pt" style:font-size-asian="12pt" style:font-size-complex="12pt"/>
    </style:style>
    <style:style style:name="P18" style:family="paragraph" style:parent-style-name="Standard" style:list-style-name="L3">
      <style:text-properties fo:color="#0000ff" fo:font-size="12pt" style:font-size-asian="12pt" style:font-size-complex="12pt"/>
    </style:style>
    <style:style style:name="P19" style:family="paragraph" style:parent-style-name="Standard" style:list-style-name="L4">
      <style:text-properties fo:color="#0000ff"/>
    </style:style>
    <style:style style:name="P20" style:family="paragraph" style:parent-style-name="Standard">
      <style:text-properties style:use-window-font-color="true"/>
    </style:style>
    <style:style style:name="P21" style:family="paragraph" style:parent-style-name="Standard">
      <style:text-properties style:use-window-font-color="true" fo:font-size="12pt" style:font-size-asian="12pt" style:font-size-complex="12pt"/>
    </style:style>
    <style:style style:name="P22" style:family="paragraph" style:parent-style-name="Standard">
      <style:text-properties style:use-window-font-color="true" style:font-name="Times New Roman"/>
    </style:style>
    <style:style style:name="P23" style:family="paragraph" style:parent-style-name="Standard">
      <style:paragraph-properties fo:background-color="transparent">
        <style:background-image/>
      </style:paragraph-properties>
    </style:style>
    <style:style style:name="P24" style:family="paragraph" style:parent-style-name="Standard">
      <style:paragraph-properties fo:background-color="transparent">
        <style:background-image/>
      </style:paragraph-properties>
      <style:text-properties style:use-window-font-color="true" style:font-name="Times New Roman" fo:font-weight="normal" style:font-weight-asian="normal" style:font-weight-complex="normal"/>
    </style:style>
    <style:style style:name="P25" style:family="paragraph" style:parent-style-name="Standard" style:list-style-name="L8">
      <style:paragraph-properties fo:background-color="transparent">
        <style:background-image/>
      </style:paragraph-properties>
      <style:text-properties style:use-window-font-color="true" style:font-name="Times New Roman" fo:font-weight="normal" style:font-weight-asian="normal" style:font-weight-complex="normal"/>
    </style:style>
    <style:style style:name="P26" style:family="paragraph" style:parent-style-name="Standard">
      <style:paragraph-properties fo:background-color="transparent">
        <style:background-image/>
      </style:paragraph-properties>
      <style:text-properties fo:color="#0000ff" style:font-name="Times New Roman" fo:font-weight="normal" style:font-weight-asian="normal" style:font-weight-complex="normal"/>
    </style:style>
    <style:style style:name="P27" style:family="paragraph" style:parent-style-name="Standard" style:list-style-name="L5">
      <style:paragraph-properties fo:background-color="transparent">
        <style:background-image/>
      </style:paragraph-properties>
      <style:text-properties fo:color="#0000ff" style:font-name="Times New Roman" fo:font-weight="normal" style:font-weight-asian="normal" style:font-weight-complex="normal"/>
    </style:style>
    <style:style style:name="P28" style:family="paragraph" style:parent-style-name="Standard" style:list-style-name="L6">
      <style:paragraph-properties fo:background-color="transparent">
        <style:background-image/>
      </style:paragraph-properties>
      <style:text-properties fo:color="#0000ff" style:font-name="Times New Roman" fo:font-weight="normal" style:font-weight-asian="normal" style:font-weight-complex="normal"/>
    </style:style>
    <style:style style:name="P29" style:family="paragraph" style:parent-style-name="Standard" style:list-style-name="L7">
      <style:paragraph-properties fo:background-color="transparent">
        <style:background-image/>
      </style:paragraph-properties>
    </style:style>
    <style:style style:name="P30" style:family="paragraph" style:parent-style-name="Standard">
      <style:paragraph-properties fo:background-color="#e6e6e6">
        <style:background-image/>
      </style:paragraph-properties>
      <style:text-properties style:font-name="Courier New" fo:font-weight="bold" style:font-weight-asian="bold" style:font-weight-complex="bold"/>
    </style:style>
    <style:style style:name="T1" style:family="text">
      <style:text-properties style:font-name="Times New Roman"/>
    </style:style>
    <style:style style:name="T2" style:family="text">
      <style:text-properties style:font-name="Courier New"/>
    </style:style>
    <style:style style:name="T3" style:family="text">
      <style:text-properties style:font-name="Courier New" fo:font-size="12pt" style:font-size-asian="12pt" style:font-size-complex="12pt"/>
    </style:style>
    <style:style style:name="T4" style:family="text">
      <style:text-properties fo:color="#0000ff"/>
    </style:style>
    <style:style style:name="T5" style:family="text">
      <style:text-properties fo:color="#0000ff" fo:font-size="14pt" style:font-size-asian="14pt" style:font-size-complex="14pt"/>
    </style:style>
    <style:style style:name="T6" style:family="text">
      <style:text-properties fo:color="#0000ff" style:font-name="Times New Roman"/>
    </style:style>
    <style:style style:name="T7" style:family="text">
      <style:text-properties fo:color="#0000ff" style:font-name="Times New Roman" fo:font-weight="normal" style:font-weight-asian="normal" style:font-weight-complex="normal"/>
    </style:style>
    <style:style style:name="T8" style:family="text">
      <style:text-properties fo:font-size="12pt" style:font-size-asian="12pt" style:font-size-complex="12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style:font-name="Courier New"/>
    </style:style>
    <style:style style:name="T11" style:family="text">
      <style:text-properties style:font-name="Courier New" fo:font-size="10.5pt" style:font-size-asian="10.5pt" style:font-size-complex="10.5pt"/>
    </style:style>
    <style:style style:name="T12" style:family="text">
      <style:text-properties style:font-name="Courier New" fo:font-weight="bold" style:font-weight-asian="bold" style:font-weight-complex="bold"/>
    </style:style>
    <style:style style:name="T13" style:family="text">
      <style:text-properties fo:font-size="10pt" style:font-size-asian="10pt" style:font-size-complex="10pt"/>
    </style:style>
    <style:style style:name="T14" style:family="text">
      <style:text-properties fo:font-weight="bold" style:font-weight-asian="bold" style:font-weight-complex="bold"/>
    </style:style>
    <style:style style:name="T15" style:family="text">
      <style:text-properties fo:font-weight="normal"/>
    </style:style>
    <style:style style:name="T16" style:family="text">
      <style:text-properties style:font-weight-asian="normal"/>
    </style:style>
    <style:style style:name="T17" style:family="text">
      <style:text-properties style:font-weight-complex="normal"/>
    </style:style>
    <style:style style:name="T18" style:family="text">
      <style:text-properties fo:background-color="#ff0000"/>
    </style:style>
    <style:style style:name="T19" style:family="text">
      <style:text-properties fo:color="#ffff66" fo:background-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19">Under heavy development. <text:s/>Please mail </text:span><text:a xlink:type="simple" xlink:href="mailto:mcr38@cornell.edu">mcr38@cornell.edu</text:a><text:span text:style-name="T19"> with any questions or concerns.</text:span></text:p>
      <text:p text:style-name="Standard"/>
      <text:list xml:id="list660038689" text:style-name="L1">
        <text:list-item>
          <text:p text:style-name="P15">Introduction</text:p>
        </text:list-item>
        <text:list-item>
          <text:p text:style-name="P15">Prerequisites</text:p>
        </text:list-item>
        <text:list-item>
          <text:p text:style-name="P15">Overview</text:p>
        </text:list-item>
        <text:list-item>
          <text:p text:style-name="P15">Building Code</text:p>
          <text:list>
            <text:list-item>
              <text:p text:style-name="P15">General Options</text:p>
            </text:list-item>
            <text:list-item>
              <text:p text:style-name="P15">Libraries</text:p>
            </text:list-item>
            <text:list-item>
              <text:p text:style-name="P15">Programs</text:p>
            </text:list-item>
            <text:list-item>
              <text:p text:style-name="P15">Library Availability</text:p>
            </text:list-item>
            <text:list-item>
              <text:p text:style-name="P15">Build Products</text:p>
            </text:list-item>
          </text:list>
        </text:list-item>
        <text:list-item>
          <text:p text:style-name="P15">Summay of Commands and Environment Variables That Control Build Behavior</text:p>
        </text:list-item>
      </text:list>
      <text:p text:style-name="Standard"/>
      <text:p text:style-name="P2">1 <text:s/>Introduction</text:p>
      <text:p text:style-name="Standard"/>
      <text:p text:style-name="Standard">This build system is based on the tool "cmake" version 2.8.8. <text:s/></text:p>
      <text:p text:style-name="Standard">All syntax in build description files mentioned below conforms to the rules for cmake CMakeList.txt files as found in the cmake documentation.</text:p>
      <text:p text:style-name="Standard"/>
      <text:p text:style-name="P2">2 <text:s/>Prerequisites</text:p>
      <text:p text:style-name="P2"/>
      <text:p text:style-name="Standard">One must have their bash shell environment set up via the ACC environment setup procedure described here: <text:a xlink:type="simple" xlink:href="https://wiki.lepp.cornell.edu/lepp/bin/view/ACC/ACL/DevelopmentEnvironmentSetup">https://wiki.lepp.cornell.edu/lepp/bin/view/ACC/ACL/DevelopmentEnvironmentSetup</text:a></text:p>
      <text:p text:style-name="Standard"/>
      <text:p text:style-name="P2">3 <text:s/>Overview</text:p>
      <text:p text:style-name="P2"/>
      <text:p text:style-name="Standard">The build system will compile C, C++, and Fortran (77,90,95,2003) source code into object code and link into libraries and/or executables (programs).</text:p>
      <text:p text:style-name="Standard"/>
      <text:p text:style-name="Standard">To control how a project's source code is built one composes or edits an existing file named CMakeLists.txt. <text:s/>This file must appear in a project directory in order for the build system to recognize that directory as project that can be built.</text:p>
      <text:p text:style-name="Standard"/>
      <text:p text:style-name="Standard">The system operates within some directory organization requirements. The base directory wherein one or more project directories are located will be referred to as <text:span text:style-name="T2">&lt;DIR&gt;</text:span>.</text:p>
      <text:p text:style-name="Standard">The project directory in question will be referred to as <text:span text:style-name="T2">&lt;PROJ_DIR&gt;</text:span> <text:span text:style-name="T1">=</text:span> <text:span text:style-name="T2">&lt;DIR&gt;/&lt;PROJECT&gt;</text:span>.</text:p>
      <text:list xml:id="list944610609" text:style-name="L2">
        <text:list-item>
          <text:p text:style-name="P16">Within <text:span text:style-name="T2">&lt;PROJ_DIR&gt;</text:span> there may be one or more subdirectories containing one or more source code files in any of the languages mentioned above.</text:p>
        </text:list-item>
        <text:list-item>
          <text:p text:style-name="P16">Within <text:span text:style-name="T2">&lt;PROJ_DIR&gt;</text:span> there may be one or more subdirectories containing header files necessary for compilation.</text:p>
        </text:list-item>
      </text:list>
      <text:p text:style-name="Standard"/>
      <text:p text:style-name="P2">4 <text:s/>Building Code</text:p>
      <text:p text:style-name="P2"/>
      <text:list xml:id="list1403236240" text:style-name="L3">
        <text:list-item>
          <text:list>
            <text:list-item>
              <text:p text:style-name="P18">General Options</text:p>
            </text:list-item>
          </text:list>
        </text:list-item>
      </text:list>
      <text:p text:style-name="P21">Some options are available for controlling the build process.</text:p>
      <text:p text:style-name="P4"><text:span text:style-name="T9">Prebuild action</text:span><text:span text:style-name="T8">: This allows for the user to specify a command to run immediately prior to each build. </text:span><text:span text:style-name="T8">The prebuild action target allows for the user of the build system to request that a particular action is taken prior to building their project. <text:s/>This allows one to run a preprocessing or code generation tool whose product is required for the build process. The user must specify the path of a single command to run as a string in the variable PREBUILD_ACTION. <text:s/>If this variable is present, the build system will run the specified command in a shell prior to starting the build process. <text:s/>The command cannot have any arguments but it may generate console output along with doing other tasks. <text:s/>The output it generates will show up as part of the output produced during the build process.</text:span></text:p>
      <text:p text:style-name="P21"><text:s text:c="2"/>Example:</text:p>
      <text:p text:style-name="P4"><text:span text:style-name="T8"><text:s text:c="2"/></text:span><text:span text:style-name="T3">set (PREBUILD_ACTION ./generate_some_code.sh)</text:span></text:p>
      <text:p text:style-name="P4"><text:span text:style-name="T3"/></text:p>
      <text:p text:style-name="P22"><text:span text:style-name="T8">The mpmnet project uses this mechanism and can be consulted as an example.</text:span></text:p>
      <text:p text:style-name="P17"/>
      <text:p text:style-name="Standard"><text:span text:style-name="T5"><text:tab/></text:span><text:span text:style-name="T4">4.2 Libraries</text:span></text:p>
      <text:p text:style-name="Standard">Provided a CmakeLists.txt build description file exists in the project directory that you wish to build, invoking the command <text:span text:style-name="T2">mk</text:span> will build a “production” binary which is suitable for everyday running. <text:s/>The command <text:span text:style-name="T2">mkd</text:span> will build a “debug” binary that contains debugging symbols for use in an interactive debuuger. <text:s/></text:p>
      <text:p text:style-name="Standard"/>
      <text:p text:style-name="Standard">The object and other support files are kept in a separate build tree automatically created within the project directory called production or debug, depending on the build type requested.</text:p>
      <text:p text:style-name="Standard"/>
      <text:p text:style-name="Standard"><text:span text:style-name="T2">mk clean</text:span> will clean the object files and binaries of the production build type and <text:span text:style-name="T2">mkd clean</text:span> will do the same for the debug build type.</text:p>
      <text:p text:style-name="Standard"/>
      <text:p text:style-name="Standard">To control the building of a library, create or copy a file named <text:span text:style-name="T2">CmakeLists.txt</text:span> into <text:span text:style-name="T2">&lt;PROJ_DIR&gt;</text:span><text:span text:style-name="T1">. <text:s/>An example </text:span><text:span text:style-name="T2">CmakeLists.txt</text:span><text:span text:style-name="T1"> file is shown and annotated here.</text:span></text:p>
      <text:p text:style-name="Standard"><text:span text:style-name="T1">The gray text is boilerplate and must appear verbatim. <text:s/>The remaining sections are meant to be modified by the user to configure the details of the build. <text:s/>This example is used to build the </text:span><text:span text:style-name="T2">libcesrv.a</text:span><text:span text:style-name="T1"> static library file and to allow for building the </text:span><text:span text:style-name="T2">cesrv_cl</text:span><text:span text:style-name="T1"> program</text:span></text:p>
      <text:p text:style-name="Standard"><text:span text:style-name="T1"/></text:p>
      <text:p text:style-name="P5">set(LIBNAME cesrv) </text:p>
      <text:p text:style-name="P6">cmake_minimum_required(VERSION $ENV{ACC_CMAKE_VERSION}) </text:p>
      <text:p text:style-name="P5"/>
      <text:p text:style-name="P5">set(INC_DIRS </text:p>
      <text:p text:style-name="P5"><text:s text:c="2"/>../include </text:p>
      <text:p text:style-name="P5"><text:s text:c="2"/>../CesrBPM/include </text:p>
      <text:p text:style-name="P5"><text:s text:c="2"/>include </text:p>
      <text:p text:style-name="P5">) </text:p>
      <text:p text:style-name="P5"/>
      <text:p text:style-name="P5">set(SRC_DIRS </text:p>
      <text:p text:style-name="P5"><text:s text:c="2"/>code </text:p>
      <text:p text:style-name="P5">) </text:p>
      <text:p text:style-name="P5"/>
      <text:p text:style-name="P5">set(EXE_SPECS cesrv.cmake) </text:p>
      <text:p text:style-name="P5"/>
      <text:p text:style-name="P6">include($ENV{ACC_BUILD_SYSTEM}/Master.cmake) </text:p>
      <text:p text:style-name="P3"/>
      <text:p text:style-name="Standard"><text:s/></text:p>
      <text:p text:style-name="Standard"><text:span text:style-name="T2">INC_DIRS</text:span> holds the list of directories in <text:span text:style-name="T2">&lt;PROJ_DIR&gt;</text:span> to search for include files.</text:p>
      <text:p text:style-name="Standard"><text:span text:style-name="T2">SRC_DIRS</text:span> holds the list of directories in <text:span text:style-name="T2">&lt;PROJ_DIR&gt;</text:span> that hold C, C++, and/or Fortran source code files to compile.</text:p>
      <text:p text:style-name="Standard"><text:span text:style-name="T2">DEPS</text:span> holds the list of in-house libraries that the software being built depends upon. <text:s/>This ensures that the necessary code in the project gets rebuilt in the event a local dependency library is modified.</text:p>
      <text:p text:style-name="Standard"><text:span text:style-name="T2">EXE_SPECS</text:span> holds the list of build specifications needed for producing one or more programs. <text:s/>See below for details.</text:p>
      <text:p text:style-name="P1"/>
      <text:list xml:id="list875957920" text:style-name="L4">
        <text:list-item>
          <text:list>
            <text:list-header>
              <text:p text:style-name="P19">4.3 <text:s/>Programs</text:p>
            </text:list-header>
          </text:list>
        </text:list-item>
      </text:list>
      <text:p text:style-name="P4">To control the building of an executable, create or copy a file named after the program to produce into <text:span text:style-name="T2">&lt;PROJ_DIR&gt;</text:span>. <text:s/>In this example, the supplementary build description file is called <text:span text:style-name="T2">cesrv.cmake</text:span> which will be used to produce the executable file <text:span text:style-name="T2">cesrv_cl</text:span>. </text:p>
      <text:p text:style-name="P4"/>
      <text:p text:style-name="P7">set (EXENAME cesrv_cl) </text:p>
      <text:p text:style-name="P7">set (SRC_FILES </text:p>
      <text:p text:style-name="P7"><text:s text:c="2"/>program/cesrv_cl.f90</text:p>
      <text:p text:style-name="P7">)</text:p>
      <text:p text:style-name="P7"/>
      <text:p text:style-name="P7">set (LINK_LIBS </text:p>
      <text:p text:style-name="P7"><text:s text:c="2"/>cesrv </text:p>
      <text:p text:style-name="P7"><text:s text:c="2"/>mpm_utils </text:p>
      <text:p text:style-name="P7"><text:s text:c="2"/>nonlin_bpm </text:p>
      <text:p text:style-name="P7"><text:s text:c="2"/>cesr_utils </text:p>
      <text:p text:style-name="P7"><text:s text:c="2"/>bmad </text:p>
      <text:p text:style-name="P7"><text:s text:c="2"/>sim_utils </text:p>
      <text:p text:style-name="P7"><text:s text:c="2"/>cbpmfio </text:p>
      <text:p text:style-name="P7"><text:s text:c="2"/>CesrBPM </text:p>
      <text:p text:style-name="P7"><text:s text:c="2"/>mpmnet </text:p>
      <text:p text:style-name="P7"><text:s text:c="2"/>recipes_f-90_LEPP </text:p>
      <text:p text:style-name="P7"><text:s text:c="2"/>cbi_net </text:p>
      <text:p text:style-name="P7"><text:s text:c="2"/>pgplot </text:p>
      <text:p text:style-name="P7"><text:s text:c="2"/>xsif </text:p>
      <text:p text:style-name="P7"><text:s text:c="2"/>forest </text:p>
      <text:p text:style-name="P7"><text:s text:c="2"/>curses </text:p>
      <text:p text:style-name="P7">) </text:p>
      <text:p text:style-name="P8"/>
      <text:p text:style-name="P9"><text:span text:style-name="T2">EXENAME</text:span> is the name of the program file to be built.</text:p>
      <text:p text:style-name="P9"><text:span text:style-name="T2">SRC_FILES</text:span> is a list of file paths (relative to <text:span text:style-name="T2">&lt;PROJ_DIR&gt;</text:span>) of the source files containing the program's main routine and other functionality that is not to be included in a library.</text:p>
      <text:p text:style-name="P9"><text:span text:style-name="T2">LINK_LIBS</text:span> is the list of additional libraries, if any, that provide functionality to the program being built.</text:p>
      <text:p text:style-name="P9"/>
      <text:p text:style-name="P9">To actually create the executable upon invocation of the <text:span text:style-name="T2">mk</text:span> command, a session variable can be set to in the user's environment called <text:span text:style-name="T2">ACC_BUILD_EXES</text:span>. <text:s/>Several affirmative values of this variable will be honored as per the cmake documentation. <text:s/>A short list of values that will result in the intended behavior is <text:s/>“<text:span text:style-name="T2">ON</text:span>”, <text:s/>“<text:span text:style-name="T2">TRUE</text:span>”, <text:s/>“<text:span text:style-name="T2">Y</text:span>”, <text:s/>“<text:span text:style-name="T2">YES</text:span>”, <text:s/>“<text:span text:style-name="T2">1</text:span>”. <text:s/>This allows the creation of all executables for which <text:span text:style-name="T2">&lt;executable&gt;.cmake</text:span> files have been created and for which references are present in the </text:p>
      <text:p text:style-name="P9"><text:span text:style-name="T2">SET (EXE_SPECS &lt;spec1&gt; &lt;spec2&gt;...)</text:span> line.</text:p>
      <text:p text:style-name="P9"/>
      <text:p text:style-name="P9">Alternatively, if the <text:span text:style-name="T2">ACC_BUILD_EXES</text:span> variable is not set affirmatively, individual executables can be created by using the name of their target after the <text:span text:style-name="T2">mk[mkd]</text:span> command. Program target names have an “<text:span text:style-name="T2">-exe</text:span>” appended to them.</text:p>
      <text:p text:style-name="P9">I.e. <text:span text:style-name="T2">mk &lt;program_nam</text:span></text:p>
      <text:p text:style-name="P9"/>
      <text:list xml:id="list2023749548" text:style-name="L5">
        <text:list-item>
          <text:list>
            <text:list-item>
              <text:p text:style-name="P27">Library Availability</text:p>
            </text:list-item>
          </text:list>
        </text:list-item>
      </text:list>
      <text:p text:style-name="P9">Short linker-style library names may be specified in the <text:span text:style-name="T2">LINK_LIBS</text:span> assignment of executable build descriptions. Libraries with various origins may be specified in this way. Libraries in bold are always available and need not be specified by the user in their <text:span text:style-name="T2">LINK_LIBS</text:span> list.</text:p>
      <text:p text:style-name="P14"/>
      <text:p text:style-name="Text_20_body"/>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1">Library Origin</text:p>
          </table:table-cell>
          <table:table-cell table:style-name="Table1.A1" office:value-type="string">
            <text:p text:style-name="P11">Libraries <text:s text:c="34"/></text:p>
          </table:table-cell>
          <table:table-cell table:style-name="Table1.C1" office:value-type="string">
            <text:p text:style-name="P11">Predefined Search Locations</text:p>
          </table:table-cell>
        </table:table-row>
        <table:table-row>
          <table:table-cell table:style-name="Table1.A2" office:value-type="string">
            <text:p text:style-name="P10">System Libraries</text:p>
          </table:table-cell>
          <table:table-cell table:style-name="Table1.A2" office:value-type="string">
            <text:p text:style-name="P10"><text:span text:style-name="T12">X11,</text:span> <text:span text:style-name="T12">pthread,</text:span> <text:span text:style-name="T12">stdc++,</text:span> <text:span text:style-name="T12">readline</text:span></text:p>
          </table:table-cell>
          <table:table-cell table:style-name="Table1.C2" office:value-type="string">
            <text:p text:style-name="P10">/<text:span text:style-name="T2">lib64</text:span>, <text:span text:style-name="T2">/usr/lib64</text:span></text:p>
          </table:table-cell>
        </table:table-row>
        <table:table-row>
          <table:table-cell table:style-name="Table1.A2" office:value-type="string">
            <text:p text:style-name="P10">3rd-party Packages <text:s text:c="3"/><text:span text:style-name="T13">(Maintained by Accelerator Group)</text:span></text:p>
          </table:table-cell>
          <table:table-cell table:style-name="Table1.A2" office:value-type="string">
            <text:p text:style-name="P10"><text:span text:style-name="T2">Pgplot,</text:span> <text:span text:style-name="T2">forest,</text:span> <text:span text:style-name="T2">gsl,</text:span> <text:span text:style-name="T2">lapack,</text:span> <text:span text:style-name="T2">xsif, ...</text:span></text:p>
          </table:table-cell>
          <table:table-cell table:style-name="Table1.C2" office:value-type="string">
            <text:p text:style-name="P10"><text:span text:style-name="T11">${ACC_RELEASE_DIR}/packages/lib</text:span></text:p>
            <text:p text:style-name="P10"><text:span text:style-name="T11">${ACC_RELEASE_DIR}/packages/root/lib</text:span></text:p>
          </table:table-cell>
        </table:table-row>
        <table:table-row>
          <table:table-cell table:style-name="Table1.A2" office:value-type="string">
            <text:p text:style-name="P10">Accelerator Physics Libraries</text:p>
            <text:p text:style-name="P12">(Actively developed by Accelerator Group)</text:p>
          </table:table-cell>
          <table:table-cell table:style-name="Table1.A2" office:value-type="string">
            <text:p text:style-name="P10"><text:span text:style-name="T2">recipes_f-90_LEPP,</text:span> <text:span text:style-name="T2">mpmnet,</text:span> <text:span text:style-name="T2">cbi_net,</text:span> <text:span text:style-name="T2">bmad, ...</text:span></text:p>
          </table:table-cell>
          <table:table-cell table:style-name="Table1.C2" office:value-type="string">
            <text:p text:style-name="P10"><text:span text:style-name="T11">../production[debug]/lib</text:span></text:p>
            <text:p text:style-name="P10"><text:span text:style-name="T11">${ACC_RELEASE_DIR}/lib</text:span></text:p>
          </table:table-cell>
        </table:table-row>
      </table:table>
      <text:p text:style-name="P9"/>
      <text:list xml:id="list1919149188" text:style-name="L6">
        <text:list-item>
          <text:list>
            <text:list-item>
              <text:p text:style-name="P28">Build Products</text:p>
            </text:list-item>
          </text:list>
        </text:list-item>
      </text:list>
      <text:p text:style-name="P9">The build process operates on the project directory (blue, left of dotted line) and produces one or more output directories with varying internal structure (green, right of dotted line).</text:p>
      <text:p text:style-name="P9"><draw:frame draw:style-name="fr1" draw:name="graphics2" text:anchor-type="paragraph" svg:x="0.0008in" svg:y="0.1335in" svg:width="6.9252in" svg:height="3.3335in" draw:z-index="0"><draw:image xlink:href="Pictures/2000009000004C86000024D6A4AFBEDC.wmf" xlink:type="simple" xlink:show="embed" xlink:actuate="onLoad"/></draw:frame></text:p>
      <text:p text:style-name="P9">Library/Module and Include File Search Orders:</text:p>
      <text:p text:style-name="P9"/>
      <text:list xml:id="list637485084" text:style-name="L8">
        <text:list-item>
          <text:p text:style-name="P25">Local build product directories (<text:span text:style-name="T2">../production[debug]/lib, ../production[debug]/modules)</text:span></text:p>
        </text:list-item>
        <text:list-item>
          <text:p text:style-name="P25">Local build project include directories (i.e. <text:span text:style-name="T2">../&lt;project&gt;/include</text:span>)</text:p>
        </text:list-item>
        <text:list-item>
          <text:p text:style-name="P25">Pre-built libraries release tree <text:span text:style-name="T2">$ACC_RELEASE_DIR/lib</text:span> and release project-specific include directories</text:p>
        </text:list-item>
        <text:list-item>
          <text:p text:style-name="P25">3rd-party packages directories <text:span text:style-name="T2">$ACC_RELEASE_DIR/packages/lib</text:span> and packages-specific include directories</text:p>
        </text:list-item>
        <text:list-item>
          <text:p text:style-name="P25">System (OS) directories</text:p>
        </text:list-item>
      </text:list>
      <text:p text:style-name="P9"/>
      <text:p text:style-name="P9">Generally, searches start local and proceed to more and more distant/lower level locations. <text:s/>This allows for locally built version of various libraries to be used preferentially over pre-built libraries if necessary.</text:p>
      <text:p text:style-name="P9"/>
      <text:p text:style-name="P9"/>
      <text:list xml:id="list2160788698" text:style-name="L7">
        <text:list-item>
          <text:list>
            <text:list-item>
              <text:list>
                <text:list-item>
                  <text:p text:style-name="P29"><text:span text:style-name="T7">Summary of Commands and Environment Variables That Control Build Behavior</text:span></text:p>
                </text:list-item>
              </text:list>
            </text:list-item>
          </text:list>
        </text:list-item>
      </text:list>
      <text:p text:style-name="P23"><text:span text:style-name="T7"/></text:p>
      <text:p text:style-name="P26"/>
      <text:p text:style-name="P26"/>
      <table:table table:name="ControlSummary" table:style-name="ControlSummary">
        <table:table-column table:style-name="ControlSummary.A" table:number-columns-repeated="2"/>
        <table:table-row>
          <table:table-cell table:style-name="ControlSummary.A1" office:value-type="string">
            <text:p text:style-name="P11">Command</text:p>
          </table:table-cell>
          <table:table-cell table:style-name="ControlSummary.B1" office:value-type="string">
            <text:p text:style-name="P11">Purpose</text:p>
          </table:table-cell>
        </table:table-row>
        <table:table-row>
          <table:table-cell table:style-name="ControlSummary.A2" office:value-type="string">
            <text:p text:style-name="P13">mk</text:p>
          </table:table-cell>
          <table:table-cell table:style-name="ControlSummary.B2" office:value-type="string">
            <text:p text:style-name="P10">Build “production” binaries/executables</text:p>
          </table:table-cell>
        </table:table-row>
        <table:table-row>
          <table:table-cell table:style-name="ControlSummary.A2" office:value-type="string">
            <text:p text:style-name="P13">mkd</text:p>
          </table:table-cell>
          <table:table-cell table:style-name="ControlSummary.B2" office:value-type="string">
            <text:p text:style-name="P10">Build “debug” binaries/executables - (-g options employed, debugging symbols)</text:p>
          </table:table-cell>
        </table:table-row>
        <table:table-row>
          <table:table-cell table:style-name="ControlSummary.A2" office:value-type="string">
            <text:p text:style-name="P13">mk[mkd] &lt;program&gt;-exe</text:p>
          </table:table-cell>
          <table:table-cell table:style-name="ControlSummary.B2" office:value-type="string">
            <text:p text:style-name="P10">Build a single program that has a &lt;program&gt;.cmake reference in the CmakeLists.txt file. <text:s/>Will also build the local library, if one is defined and the program depends upon it.</text:p>
          </table:table-cell>
        </table:table-row>
      </table:table>
      <text:p text:style-name="P9"/>
      <text:p text:style-name="P9"/>
      <text:p text:style-name="P9"/>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11">Environment Variable</text:p>
          </table:table-cell>
          <table:table-cell table:style-name="Table2.A1" office:value-type="string">
            <text:p text:style-name="P11">Value(s)</text:p>
          </table:table-cell>
          <table:table-cell table:style-name="Table2.C1" office:value-type="string">
            <text:p text:style-name="P11">Purpose</text:p>
          </table:table-cell>
        </table:table-row>
        <table:table-row>
          <table:table-cell table:style-name="Table2.A2" office:value-type="string">
            <text:p text:style-name="P13">ACC_BUILD_EXES</text:p>
          </table:table-cell>
          <table:table-cell table:style-name="Table2.A2" office:value-type="string">
            <text:p text:style-name="P13">Y, YES, T, TRUE, 1</text:p>
          </table:table-cell>
          <table:table-cell table:style-name="Table2.C2" office:value-type="string">
            <text:p text:style-name="P10">If exported in environment, <text:span text:style-name="T2">mk[mkd]</text:span> will build all programs specified in <text:span text:style-name="T2">EXE_SPECS</text:span> list.</text:p>
          </table:table-cell>
        </table:table-row>
        <table:table-row>
          <table:table-cell table:style-name="Table2.A2" office:value-type="string">
            <text:p text:style-name="P13">ACC_ENABLE_SHARED</text:p>
          </table:table-cell>
          <table:table-cell table:style-name="Table2.A2" office:value-type="string">
            <text:p text:style-name="P13">Y, YES, T, TRUE, 1</text:p>
          </table:table-cell>
          <table:table-cell table:style-name="Table2.C2" office:value-type="string">
            <text:p text:style-name="P10">If exported in environment <text:span text:style-name="T14">-AND-</text:span> if </text:p>
            <text:p text:style-name="P10"><text:span text:style-name="T2">set (CREATE_SHARED true)</text:span>is present in <text:span text:style-name="T2">CmakeLists.txt </text:span>, a shared-object (.so) version of the library will be created.</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12T15:02:30</meta:creation-date>
    <dc:date>2012-07-31T13:37:21</dc:date>
    <meta:editing-duration>PT163H07M55S</meta:editing-duration>
    <meta:editing-cycles>116</meta:editing-cycles>
    <meta:generator>OpenOffice.org/3.2$Unix OpenOffice.org_project/320m19$Build-9505</meta:generator>
    <meta:print-date>2012-07-30T19:00:19</meta:print-date>
    <meta:document-statistic meta:table-count="3" meta:image-count="1" meta:object-count="0" meta:page-count="1" meta:paragraph-count="128" meta:word-count="1250" meta:character-count="8465"/>
  </office:meta>
</office:document-meta>
</file>